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Contents_20_Heading">
      <style:paragraph-properties fo:break-before="page"/>
    </style:style>
    <style:style style:name="P54" style:family="paragraph" style:parent-style-name="Snippet">
      <style:text-properties style:font-name="Courier New1"/>
    </style:style>
    <style:style style:name="P55" style:family="paragraph" style:parent-style-name="Snippet">
      <style:text-properties fo:font-weight="normal" style:font-weight-asian="normal" style:font-weight-complex="normal"/>
    </style:style>
    <style:style style:name="P56" style:family="paragraph" style:parent-style-name="Contents_20_1">
      <style:paragraph-properties>
        <style:tab-stops>
          <style:tab-stop style:position="7.0602in" style:type="right" style:leader-style="dotted" style:leader-text="."/>
        </style:tab-stops>
      </style:paragraph-properties>
    </style:style>
    <style:style style:name="P57" style:family="paragraph" style:parent-style-name="Contents_20_2">
      <style:paragraph-properties>
        <style:tab-stops>
          <style:tab-stop style:position="6.8839in" style:type="right"/>
        </style:tab-stops>
      </style:paragraph-properties>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paragraph-properties fo:text-align="justify" style:justify-single-word="false"/>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10">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3">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7">
      <style:paragraph-properties fo:text-align="justify" style:justify-single-word="false"/>
    </style:style>
    <style:style style:name="P77" style:family="paragraph" style:parent-style-name="Text_20_body" style:list-style-name="L18">
      <style:paragraph-properties fo:text-align="justify" style:justify-single-word="false"/>
    </style:style>
    <style:style style:name="P78" style:family="paragraph" style:parent-style-name="Text_20_body" style:list-style-name="L19">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9"/>
    <style:style style:name="P8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19,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Table of Contents</text:p>
          </text:index-title>
          <text:p text:style-name="P56">The MIT License (MIT).<text:tab/>5</text:p>
          <text:p text:style-name="P56">Introduction<text:tab/>6</text:p>
          <text:p text:style-name="P57">About the name fOOrth<text:tab/>6</text:p>
          <text:p text:style-name="P57">How fOOrth came to be<text:tab/>6</text:p>
          <text:p text:style-name="P57">Goals and Principles<text:tab/>7</text:p>
          <text:p text:style-name="P57">Report Card<text:tab/>8</text:p>
          <text:p text:style-name="P57">Special Note of Thanks<text:tab/>9</text:p>
          <text:p text:style-name="P56">Installation<text:tab/>10</text:p>
          <text:p text:style-name="P57">Ruby<text:tab/>10</text:p>
          <text:p text:style-name="P57">fOOrth<text:tab/>10</text:p>
          <text:p text:style-name="P57">Running fOOrth<text:tab/>11</text:p>
          <text:p text:style-name="P57">Testing<text:tab/>11</text:p>
          <text:p text:style-name="P57">Source Archive<text:tab/>11</text:p>
          <text:p text:style-name="P56">First Steps<text:tab/>12</text:p>
          <text:p text:style-name="P56">The Syntax and Style of fOOrth<text:tab/>14</text:p>
          <text:p text:style-name="P57">Syntax<text:tab/>14</text:p>
          <text:p text:style-name="P57">Spaces<text:tab/>14</text:p>
          <text:p text:style-name="P57">Comments<text:tab/>14</text:p>
          <text:p text:style-name="P57">String Literals<text:tab/>14</text:p>
          <text:p text:style-name="P57">Numeric Literals<text:tab/>15</text:p>
          <text:p text:style-name="P56">A fOOrth Calculator<text:tab/>16</text:p>
          <text:p text:style-name="P57">The Basics<text:tab/>16</text:p>
          <text:p text:style-name="P57">Stack Manipulation<text:tab/>17</text:p>
          <text:p text:style-name="P57">Programming<text:tab/>19</text:p>
          <text:p text:style-name="P57">Control Structures<text:tab/>20</text:p>
          <text:p text:style-name="P57">Data Memory<text:tab/>24</text:p>
          <text:p text:style-name="P56">Data Storage in fOOrth<text:tab/>25</text:p>
          <text:p text:style-name="P57">Typing<text:tab/>25</text:p>
          <text:p text:style-name="P57">Declarations<text:tab/>25</text:p>
          <text:p text:style-name="P57">Scoping<text:tab/>25</text:p>
          <text:p text:style-name="P57">Referencing<text:tab/>26</text:p>
          <text:p text:style-name="P57">Mutation<text:tab/>27</text:p>
          <text:p text:style-name="P56">Cloning Data<text:tab/>29</text:p>
          <text:p text:style-name="P57">Deep vs Shallow Copy<text:tab/>29</text:p>
          <text:p text:style-name="P57">Permissive Copying<text:tab/>31</text:p>
          <text:p text:style-name="P56">Handling Exceptions<text:tab/>32</text:p>
          <text:p text:style-name="P57">The Nature of Exceptions in fOOrth<text:tab/>32</text:p>
          <text:p text:style-name="P57">Handling Errors<text:tab/>32</text:p>
          <text:p text:style-name="P57">Generating Errors<text:tab/>37</text:p>
          <text:p text:style-name="P57">fOOrth Native Exception Codes:<text:tab/>38</text:p>
          <text:p text:style-name="P57">Application Error Codes:<text:tab/>39</text:p>
          <text:p text:style-name="P57">Ruby Mapped Exception Codes:<text:tab/>39</text:p>
          <text:p text:style-name="P56">The Class Tree<text:tab/>45</text:p>
          <text:p text:style-name="P57">A Brief Overview<text:tab/>45</text:p>
          <text:p text:style-name="P56">Method Mapping<text:tab/>47</text:p>
          <text:p text:style-name="P57">Exploring the mapping system<text:tab/>47</text:p>
          <text:p text:style-name="P56">Routing<text:tab/>49</text:p>
          <text:p text:style-name="P57">Routing Internals<text:tab/>50</text:p>
          <text:p text:style-name="P56">Array<text:tab/>52</text:p>
          <text:p text:style-name="P57">Array Literals<text:tab/>52</text:p>
          <text:p text:style-name="P57">Class Methods<text:tab/>53</text:p>
          <text:p text:style-name="P57">Instance Methods<text:tab/>54</text:p>
          <text:p text:style-name="P57">See Also<text:tab/>62</text:p>
          <text:p text:style-name="P56">Class<text:tab/>63</text:p>
          <text:p text:style-name="P57">Instance Methods<text:tab/>63</text:p>
          <text:p text:style-name="P57">Commands<text:tab/>64</text:p>
          <text:p text:style-name="P57">See Also<text:tab/>65</text:p>
          <text:p text:style-name="P56">Complex<text:tab/>66</text:p>
          <text:p text:style-name="P57">Complex Literals<text:tab/>66</text:p>
          <text:p text:style-name="P57">Instance Methods<text:tab/>67</text:p>
          <text:p text:style-name="P57">Instance Stubs<text:tab/>67</text:p>
          <text:p text:style-name="P57">See Also<text:tab/>68</text:p>
          <text:p text:style-name="P56">FalseClass<text:tab/>69</text:p>
          <text:p text:style-name="P57">Instance Methods<text:tab/>69</text:p>
          <text:p text:style-name="P57">See Also<text:tab/>70</text:p>
          <text:p text:style-name="P56">Float<text:tab/>71</text:p>
          <text:p text:style-name="P57">Float Literals<text:tab/>71</text:p>
          <text:p text:style-name="P57">See Also<text:tab/>71</text:p>
          <text:p text:style-name="P56">Hash<text:tab/>72</text:p>
          <text:p text:style-name="P57">Hash Literals<text:tab/>72</text:p>
          <text:p text:style-name="P57">Instance Methods<text:tab/>72</text:p>
          <text:p text:style-name="P57">See Also<text:tab/>74</text:p>
          <text:p text:style-name="P56">InStream<text:tab/>75</text:p>
          <text:p text:style-name="P57">Class Methods<text:tab/>75</text:p>
          <text:p text:style-name="P57">Instance Methods<text:tab/>76</text:p>
          <text:p text:style-name="P57">Class Stubs<text:tab/>77</text:p>
          <text:p text:style-name="P57">See Also<text:tab/>77</text:p>
          <text:p text:style-name="P56">Integer<text:tab/>78</text:p>
          <text:p text:style-name="P57">Integer Literals<text:tab/>78</text:p>
          <text:p text:style-name="P57">Instance Methods<text:tab/>78</text:p>
          <text:p text:style-name="P57">See Also<text:tab/>79</text:p>
          <text:p text:style-name="P56">MaxNumeric<text:tab/>80</text:p>
          <text:p text:style-name="P57">MaxNumeric Literals<text:tab/>80</text:p>
          <text:p text:style-name="P57">Instance Methods<text:tab/>80</text:p>
          <text:p text:style-name="P56"><text:soft-page-break/>MinNumeric<text:tab/>81</text:p>
          <text:p text:style-name="P57">Min Numeric Literals<text:tab/>81</text:p>
          <text:p text:style-name="P57">Instance Methods<text:tab/>81</text:p>
          <text:p text:style-name="P56">NilClass<text:tab/>82</text:p>
          <text:p text:style-name="P57">Instance Methods<text:tab/>82</text:p>
          <text:p text:style-name="P57">See Also<text:tab/>83</text:p>
          <text:p text:style-name="P56">Numeric<text:tab/>84</text:p>
          <text:p text:style-name="P57">Instance Methods<text:tab/>84</text:p>
          <text:p text:style-name="P57">See Also<text:tab/>86</text:p>
          <text:p text:style-name="P56">Object<text:tab/>87</text:p>
          <text:p text:style-name="P57">Instance Methods<text:tab/>87</text:p>
          <text:p text:style-name="P57">See Also<text:tab/>96</text:p>
          <text:p text:style-name="P56">OutStream<text:tab/>97</text:p>
          <text:p text:style-name="P57">Class Methods<text:tab/>97</text:p>
          <text:p text:style-name="P57">Instance Methods<text:tab/>97</text:p>
          <text:p text:style-name="P57">Class Stubs<text:tab/>97</text:p>
          <text:p text:style-name="P57">See Also<text:tab/>98</text:p>
          <text:p text:style-name="P56">Procedure<text:tab/>99</text:p>
          <text:p text:style-name="P57">Procedure Literals<text:tab/>99</text:p>
          <text:p text:style-name="P57">Instance Methods<text:tab/>99</text:p>
          <text:p text:style-name="P57">See Also<text:tab/>99</text:p>
          <text:p text:style-name="P56">Queue<text:tab/>100</text:p>
          <text:p text:style-name="P57">Instance Methods<text:tab/>100</text:p>
          <text:p text:style-name="P57">See Also<text:tab/>100</text:p>
          <text:p text:style-name="P56">Rational<text:tab/>101</text:p>
          <text:p text:style-name="P57">Rational Literals<text:tab/>101</text:p>
          <text:p text:style-name="P57">Instance Methods<text:tab/>101</text:p>
          <text:p text:style-name="P57">See Also<text:tab/>102</text:p>
          <text:p text:style-name="P56">Stack<text:tab/>103</text:p>
          <text:p text:style-name="P57">Instance Methods<text:tab/>103</text:p>
          <text:p text:style-name="P57">See Also<text:tab/>103</text:p>
          <text:p text:style-name="P56">String<text:tab/>104</text:p>
          <text:p text:style-name="P57">String Literals<text:tab/>104</text:p>
          <text:p text:style-name="P57">Instance Methods<text:tab/>104</text:p>
          <text:p text:style-name="P57">See Also<text:tab/>105</text:p>
          <text:p text:style-name="P56">Thread<text:tab/>106</text:p>
          <text:p text:style-name="P57">Class Methods<text:tab/>106</text:p>
          <text:p text:style-name="P57">Instance Methods<text:tab/>106</text:p>
          <text:p text:style-name="P57">See Also<text:tab/>106</text:p>
          <text:p text:style-name="P56">TrueClass<text:tab/>107</text:p>
          <text:p text:style-name="P57">See Also<text:tab/>107</text:p>
          <text:p text:style-name="P56">VirtualMachine<text:tab/>108</text:p>
          <text:p text:style-name="P57">Instance Methods<text:tab/>108</text:p>
          <text:p text:style-name="P57">Commands<text:tab/>113</text:p>
          <text:p text:style-name="P57">See Also<text:tab/>114</text:p>
          <text:p text:style-name="P56">Appendix A – Symbol Glossary<text:tab/>115</text:p>
          <text:p text:style-name="P56">Appendix B – Regular Expressions<text:tab/>117</text:p>
          <text:p text:style-name="P56">Edit History:<text:tab/>120</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720021368125770346" text:style-name="L1">
        <text:list-item>
          <text:p text:style-name="P63">A Simple, Easy-to-Understand syntax that is none the less, Expressive and Compact:</text:p>
        </text:list-item>
      </text:list>
      <text:list xml:id="list6049606548124845844"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35312070" text:continue-list="list5720021368125770346" text:style-name="L1">
        <text:list-item>
          <text:p text:style-name="P63">Safe Data and Data Structures:</text:p>
        </text:list-item>
      </text:list>
      <text:list xml:id="list8662430325162134267" text:style-name="L3">
        <text:list-item>
          <text:list>
            <text:list-item>
              <text:p text:style-name="P66">Simple, reliable arithmetic. In fOOrth, integer operations never overflow. Rational values can be represented exactly, complex numbers are supported, and conversions between numeric types are simple.</text:p>
            </text:list-item>
            <text:list-item>
              <text:p text:style-name="P66"><text:soft-page-break/>Strings grow as needed without the need to allocate space or worry about overflow.</text:p>
            </text:list-item>
            <text:list-item>
              <text:p text:style-name="P66">Data containers such as arrays and hashes grow as needed. Out of range subscripts cannot access undefined memory regions. </text:p>
            </text:list-item>
          </text:list>
        </text:list-item>
      </text:list>
      <text:list xml:id="list35307590" text:continue-list="list35312070" text:style-name="L1">
        <text:list-item>
          <text:p text:style-name="P63">Message Passing:</text:p>
        </text:list-item>
      </text:list>
      <text:list xml:id="list3400081296933125073" text:style-name="L4">
        <text:list-item>
          <text:list>
            <text:list-item>
              <text:p text:style-name="P79">In fOOrth all actions take the form of messages sent to a receiver.</text:p>
            </text:list-item>
            <text:list-item>
              <text:p text:style-name="P79">The routing of messages is specified by the exact type of the message.</text:p>
            </text:list-item>
            <text:list-item>
              <text:p text:style-name="P79">Message receivers include data items on the stack as well as the virtual machine object associated with the current thread of execution.</text:p>
            </text:list-item>
            <text:list-item>
              <text:p text:style-name="P79">Messages for which no routing specification can be found, generate an error at compile time.</text:p>
            </text:list-item>
          </text:list>
        </text:list-item>
      </text:list>
      <text:list xml:id="list35334977" text:continue-list="list35307590" text:style-name="L1">
        <text:list-item>
          <text:p text:style-name="P63">Object Oriented Design:</text:p>
        </text:list-item>
      </text:list>
      <text:list xml:id="list4499767334966390864" text:style-name="L5">
        <text:list-item>
          <text:list>
            <text:list-item>
              <text:p text:style-name="P67">Support class based inheritance, with a non-cyclic (single inheritance) tree derived from a common base Object class.</text:p>
            </text:list-item>
            <text:list-item>
              <text:p text:style-name="P80">Support late binding and polymorphism through message interface compatibility or “duck” typing.</text:p>
            </text:list-item>
          </text:list>
        </text:list-item>
      </text:list>
      <text:list xml:id="list35325902" text:continue-list="list35334977" text:style-name="L1">
        <text:list-item>
          <text:p text:style-name="P63">Meta programming: </text:p>
        </text:list-item>
      </text:list>
      <text:list xml:id="list6428941306453678587" text:style-name="L6">
        <text:list-item>
          <text:list>
            <text:list-item>
              <text:p text:style-name="P81">Support extensible language constructs by making the compiler an accessible part of the system.</text:p>
            </text:list-item>
          </text:list>
        </text:list-item>
      </text:list>
      <text:list xml:id="list35329762" text:continue-list="list35325902" text:style-name="L1">
        <text:list-item>
          <text:p text:style-name="P63">Reliability:</text:p>
        </text:list-item>
      </text:list>
      <text:list xml:id="list2240677865062940549" text:style-name="L7">
        <text:list-item>
          <text:list>
            <text:list-item>
              <text:p text:style-name="P82">Errors should be detected as soon as possible. </text:p>
            </text:list-item>
            <text:list-item>
              <text:p text:style-name="P82">Language constructs should not be designed in a way that causes simple coding errors to spin off into infinite loops. </text:p>
            </text:list-item>
          </text:list>
        </text:list-item>
      </text:list>
      <text:list xml:id="list35308527" text:continue-list="list35329762" text:style-name="L1">
        <text:list-item>
          <text:p text:style-name="P68">Building on the host language:</text:p>
        </text:list-item>
      </text:list>
      <text:list xml:id="list7160915824024149754" text:style-name="L8">
        <text:list-item>
          <text:list>
            <text:list-item>
              <text:p text:style-name="P6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6562060"/>Thanks<text:alphabetical-index-mark-end text:id="IMark1565620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75384636118481925" text:style-name="L9">
        <text:list-item>
          <text:p text:style-name="P83">ruby 1.9.3p484 (2013-11-22) [i386-mingw32]</text:p>
        </text:list-item>
        <text:list-item>
          <text:p text:style-name="P83">ruby 2.1.5p273 (2014-11-13 revision 48405) [i386-mingw32]</text:p>
        </text:list-item>
        <text:list-item>
          <text:p text:style-name="P83">Rubinius – to be tested!</text:p>
        </text:list-item>
        <text:list-item>
          <text:p text:style-name="P8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56562060"/>Rake<text:alphabetical-index-mark-end text:id="IMark156562060"/>:</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562060"/>Demo.rb<text:alphabetical-index-mark-end text:id="IMark1565620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6562060"/>Testing<text:alphabetical-index-mark-end text:id="IMark15656206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56562060"/>Archive<text:alphabetical-index-mark-end text:id="IMark15656206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56422332"/>drop<text:alphabetical-index-mark-end text:id="IMark1564223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6422332"/>dup<text:alphabetical-index-mark-end text:id="IMark1564223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56422332"/>nip<text:alphabetical-index-mark-end text:id="IMark1564223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6422332"/>over<text:alphabetical-index-mark-end text:id="IMark1564223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56422332"/>pick<text:alphabetical-index-mark-end text:id="IMark1564223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6422332"/>swap<text:alphabetical-index-mark-end text:id="IMark1564223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56422332"/>tuck<text:alphabetical-index-mark-end text:id="IMark1564223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599954753034132002" text:style-name="L10">
        <text:list-item>
          <text:p text:style-name="P70">To store return addresses for word calls. In fOOrth this is handled by the Ruby virtual machine.</text:p>
        </text:list-item>
        <text:list-item>
          <text:p text:style-name="P70">To store context for control structures. In fOOrth the context mechanism provides for a far richer and more reliable set of control, compile, and data structures.</text:p>
        </text:list-item>
        <text:list-item>
          <text:p text:style-name="P7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6370276"/>if<text:alphabetical-index-mark-end text:id="IMark15637027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6370276"/>else<text:alphabetical-index-mark-end text:id="IMark156370276"/>” and “<text:alphabetical-index-mark-start text:id="IMark156369796"/>then<text:alphabetical-index-mark-end text:id="IMark15636979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6369796"/>switch<text:alphabetical-index-mark-end text:id="IMark1563697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6369796"/>do<text:alphabetical-index-mark-end text:id="IMark156369796"/>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6369796"/>loop<text:alphabetical-index-mark-end text:id="IMark156369796"/>” commands mark the boundaries of the loop; The “<text:alphabetical-index-mark-start text:id="IMark156370276"/>i<text:alphabetical-index-mark-end text:id="IMark156370276"/>” command is used to retrieve the current loop counter value. For nested loops, the “<text:alphabetical-index-mark-start text:id="IMark156369988"/>j<text:alphabetical-index-mark-end text:id="IMark156369988"/>” command retrieves the value of the outer loops counter value. <text:s/>By default, the “loop” command adds one to the loop value. For more flexible looping, the “<text:alphabetical-index-mark-start text:id="IMark156371428"/>+loop<text:alphabetical-index-mark-end text:id="IMark1563714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6371428"/>-i<text:alphabetical-index-mark-end text:id="IMark156371428"/> and <text:alphabetical-index-mark-start text:id="IMark156369988"/>-j<text:alphabetical-index-mark-end text:id="IMark15636998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6369988"/>begin<text:alphabetical-index-mark-end text:id="IMark15636998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2167357950416057254" text:style-name="L11">
        <text:list-item>
          <text:p text:style-name="P71">begin … <text:alphabetical-index-mark-start text:id="IMark156370276"/>until<text:alphabetical-index-mark-end text:id="IMark156370276"/> – loops until the top of stack is true.</text:p>
        </text:list-item>
        <text:list-item>
          <text:p text:style-name="P71">begin … <text:alphabetical-index-mark-start text:id="IMark156369988"/>again<text:alphabetical-index-mark-end text:id="IMark156369988"/> – loops indefinitely </text:p>
        </text:list-item>
        <text:list-item>
          <text:p text:style-name="P71">begin … <text:alphabetical-index-mark-start text:id="IMark156370276"/>repeat<text:alphabetical-index-mark-end text:id="IMark15637027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6370276"/>Typing<text:alphabetical-index-mark-end text:id="IMark15637027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6370276"/>Duck Typing<text:alphabetical-index-mark-end text:id="IMark15637027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6370276"/>Declarations<text:alphabetical-index-mark-end text:id="IMark15637027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6370276"/>Scoping<text:alphabetical-index-mark-end text:id="IMark15637027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6370276"/><text:span text:style-name="T7">val:</text:span><text:alphabetical-index-mark-end text:id="IMark156370276"/> and <text:alphabetical-index-mark-start text:id="IMark156371428"/><text:span text:style-name="T7">var:</text:span><text:alphabetical-index-mark-end text:id="IMark15637142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6371428"/><text:span text:style-name="T7">.init</text:span><text:alphabetical-index-mark-end text:id="IMark156371428"/> method being the most popular since it is called to initialize a new instance of the object.</text:p>
      <text:p text:style-name="P3">Methods: <text:alphabetical-index-mark-start text:id="IMark156371428"/><text:span text:style-name="T7">val@:</text:span><text:alphabetical-index-mark-end text:id="IMark156371428"/> and <text:alphabetical-index-mark-start text:id="IMark156370276"/><text:span text:style-name="T7">var@:</text:span><text:alphabetical-index-mark-end text:id="IMark15637027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6370276"/><text:span text:style-name="T7">val#:</text:span><text:alphabetical-index-mark-end text:id="IMark156370276"/> and <text:alphabetical-index-mark-start text:id="IMark156371428"/><text:span text:style-name="T7">var#:</text:span><text:alphabetical-index-mark-end text:id="IMark15637142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6371428"/><text:span text:style-name="T7">val$:</text:span><text:alphabetical-index-mark-end text:id="IMark156371428"/> and <text:alphabetical-index-mark-start text:id="IMark156370276"/><text:span text:style-name="T7">var$:</text:span><text:alphabetical-index-mark-end text:id="IMark156370276"/></text:p>
      <text:p text:style-name="P3">Regex for valid local variable names: <text:span text:style-name="T7">/^\$[a-z][a-z0-9_]*$/</text:span></text:p>
      <text:p text:style-name="Text_20_body">Notes:</text:p>
      <text:p text:style-name="Text_20_body"/>
      <text:h text:style-name="Heading_20_2" text:outline-level="2"><text:alphabetical-index-mark-start text:id="IMark156370276"/>Referencing<text:alphabetical-index-mark-end text:id="IMark15637027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7">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6370276"/>Mutation<text:alphabetical-index-mark-end text:id="IMark15637027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dup</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131147521352887304" text:style-name="L12">
        <text:list-item>
          <text:p text:style-name="P84">No Copying</text:p>
        </text:list-item>
        <text:list-item>
          <text:p text:style-name="P84">Shallow Copying</text:p>
        </text:list-item>
        <text:list-item>
          <text:p text:style-name="P84">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6370276"/>try<text:alphabetical-index-mark-end text:id="IMark156370276"/> block</text:h>
      <text:p text:style-name="P3">The bare basics of an exception handled code block is:</text:p>
      <text:p text:style-name="Code"/>
      <text:p text:style-name="Code">try (dangerous code here) <text:alphabetical-index-mark-start text:id="IMark156370276"/>catch<text:alphabetical-index-mark-end text:id="IMark156370276"/>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56370276"/>?"<text:alphabetical-index-mark-end text:id="IMark1563702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6370276"/>bounce<text:alphabetical-index-mark-end text:id="IMark156370276"/>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56370276"/>bounce<text:alphabetical-index-mark-end text:id="IMark156370276"/>”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6370276"/>finally<text:alphabetical-index-mark-end text:id="IMark156370276"/>”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6370276"/>try<text:alphabetical-index-mark-end text:id="IMark156370276"/></text:p>
      <text:p text:style-name="Code"><text:s text:c="2"/>(dangerous code)</text:p>
      <text:p text:style-name="Code">(optional) <text:alphabetical-index-mark-start text:id="IMark156370276"/>catch<text:alphabetical-index-mark-end text:id="IMark156370276"/></text:p>
      <text:p text:style-name="Code"><text:s text:c="2"/>(exception handler with optional <text:alphabetical-index-mark-start text:id="IMark156370276"/>?"<text:alphabetical-index-mark-end text:id="IMark156370276"/>Exx" and <text:alphabetical-index-mark-start text:id="IMark156485028"/>bounce<text:alphabetical-index-mark-end text:id="IMark156485028"/>)</text:p>
      <text:p text:style-name="Code">(optional) <text:alphabetical-index-mark-start text:id="IMark156485028"/>finally<text:alphabetical-index-mark-end text:id="IMark156485028"/></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6485028"/>throw"<text:alphabetical-index-mark-end text:id="IMark156485028"/>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6485028"/>.throw<text:alphabetical-index-mark-end text:id="IMark15648502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6422572"/>Classes<text:alphabetical-index-mark-end text:id="IMark15642257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6422572"/>Inheritance<text:alphabetical-index-mark-end text:id="IMark15642257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6422572"/>Methods<text:alphabetical-index-mark-end text:id="IMark156422572"/></text:h>
      <text:p text:style-name="P3">All code in fOOrth is contained in methods. A method is a fragment of code that an object uses to respond to a message that has been sent to that object. In fOOrth there are three sorts of methods:</text:p>
      <text:list xml:id="list5280184092944542813" text:style-name="L13">
        <text:list-item>
          <text:p text:style-name="P72">Shared: Methods that are common to all instances of the class that contains them.</text:p>
        </text:list-item>
        <text:list-item>
          <text:p text:style-name="P72">Exclusive: Methods that are defined for one and only one object (and all of its clones that are created <text:span text:style-name="T2">after</text:span> the exclusive method is defined.).</text:p>
        </text:list-item>
        <text:list-item>
          <text:p text:style-name="P72">Local: Methods that are created in a context and are accessible only in that context. When the context concludes, these methods are no longer accessible.</text:p>
        </text:list-item>
      </text:list>
      <text:h text:style-name="Heading_20_3" text:outline-level="3"><text:alphabetical-index-mark-start text:id="IMark156370276"/>Late Binding<text:alphabetical-index-mark-end text:id="IMark156370276"/> and <text:alphabetical-index-mark-start text:id="IMark156485028"/>Polymorphism<text:alphabetical-index-mark-end text:id="IMark15648502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6485028"/>Method Mapping<text:alphabetical-index-mark-end text:id="IMark15648502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754112999060530091" text:style-name="L14">
        <text:list-item>
          <text:p text:style-name="P73">The strings used by fOOrth needed to be converted to Ruby symbols to allow code to be executed in Ruby.</text:p>
        </text:list-item>
        <text:list-item>
          <text:p text:style-name="P7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6370276"/>SymbolMap<text:alphabetical-index-mark-end text:id="IMark156370276"/> class. This class creates mappings in one of two ways:</text:p>
      <text:list xml:id="list3980390673607585081" text:style-name="L15">
        <text:list-item>
          <text:p text:style-name="P7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voluminous output deleted&gt;</text:p>
      <text:p text:style-name="P51"/>
      <text:p text:style-name="P3">An example of the output of the )entries command is found in the section Appendix A – Symbol Glossary.</text:p>
      <text:h text:style-name="Heading_20_1" text:outline-level="1"><text:alphabetical-index-mark-start text:id="IMark156370276"/>Routing<text:alphabetical-index-mark-end text:id="IMark15637027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831792735247314534" text:style-name="L16">
        <text:list-item>
          <text:p text:style-name="P75">The defining word used to create the method.</text:p>
        </text:list-item>
        <text:list-item>
          <text:p text:style-name="P75">The receiver of the defining word used to create the method.</text:p>
        </text:list-item>
        <text:list-item>
          <text:p text:style-name="P7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table-cell table:style-name="Table9.A2" office:value-type="string">
            <text:p text:style-name="P14"><text:alphabetical-index-mark-start text:id="IMark156445360"/>:<text:alphabetical-index-mark-end text:id="IMark156445360"/></text:p>
          </table:table-cell>
          <table:table-cell table:style-name="Table9.A2" office:value-type="string">
            <text:p text:style-name="P13">N/A</text:p>
          </table:table-cell>
          <table:table-cell table:style-name="Table9.A2" office:value-type="string">
            <text:p text:style-name="P21">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table-cell table:style-name="Table9.A3" table:number-rows-spanned="4" office:value-type="string">
            <text:p text:style-name="P14"><text:alphabetical-index-mark-start text:id="IMark156445360"/>.:<text:alphabetical-index-mark-end text:id="IMark15644536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table:number-rows-spanned="7" office:value-type="string">
            <text:p text:style-name="P14"><text:alphabetical-index-mark-start text:id="IMark156445360"/>.::<text:alphabetical-index-mark-end text:id="IMark15644536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office:value-type="string">
            <text:p text:style-name="P12">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6317828"/>do_map_name<text:alphabetical-index-mark-end text:id="IMark15631782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6317828"/>Array<text:alphabetical-index-mark-end text:id="IMark15631782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4177280918483043058" text:style-name="L17">
        <text:list-item>
          <text:p text:style-name="P76">The first two examples both create “empty” arrays with zero data elements. </text:p>
        </text:list-item>
        <text:list-item>
          <text:p text:style-name="P76">Array data do NOT need to be the same “type” of data. Mixing is allowed. </text:p>
        </text:list-item>
        <text:list-item>
          <text:p text:style-name="P7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7888904405011488877" text:style-name="L18">
        <text:list-item>
          <text:p text:style-name="P7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6444832"/>.new<text:alphabetical-index-mark-end text:id="IMark15644483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6444832"/>.new{<text:alphabetical-index-mark-end text:id="IMark15644483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6444832"/>x<text:alphabetical-index-mark-end text:id="IMark15644483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6444832"/>}<text:alphabetical-index-mark-end text:id="IMark15644483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6444832"/>.new_size<text:alphabetical-index-mark-end text:id="IMark15644483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6444832"/>.new_value<text:alphabetical-index-mark-end text:id="IMark15644483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6444832"/>.new_values<text:alphabetical-index-mark-end text:id="IMark15644483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6444832"/>!<text:alphabetical-index-mark-end text:id="IMark15644483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6444832"/>+<text:alphabetical-index-mark-end text:id="IMark15644483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6444832"/>.+left<text:alphabetical-index-mark-end text:id="IMark15644483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6444832"/>.+mid<text:alphabetical-index-mark-end text:id="IMark15644483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6444832"/>.+midlr<text:alphabetical-index-mark-end text:id="IMark15644483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6444832"/>.+right<text:alphabetical-index-mark-end text:id="IMark15644483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6444832"/>.-left<text:alphabetical-index-mark-end text:id="IMark15644483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6444832"/>.-mid<text:alphabetical-index-mark-end text:id="IMark15644483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6444832"/>.-midlr<text:alphabetical-index-mark-end text:id="IMark15644483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6444832"/>.-right<text:alphabetical-index-mark-end text:id="IMark15644483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6444832"/>.[]!<text:alphabetical-index-mark-end text:id="IMark15644483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6444832"/>.[]@<text:alphabetical-index-mark-end text:id="IMark15644483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6444832"/>.left<text:alphabetical-index-mark-end text:id="IMark15644483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6444832"/>.length<text:alphabetical-index-mark-end text:id="IMark15644483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6444832"/>.max<text:alphabetical-index-mark-end text:id="IMark15644483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6444832"/>.mid<text:alphabetical-index-mark-end text:id="IMark15644483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6444832"/>.midlr<text:alphabetical-index-mark-end text:id="IMark15644483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6444832"/>.min<text:alphabetical-index-mark-end text:id="IMark15644483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6444832"/>.pp<text:alphabetical-index-mark-end text:id="IMark15644483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6444832"/>.reverse<text:alphabetical-index-mark-end text:id="IMark15644483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6444832"/>.right<text:alphabetical-index-mark-end text:id="IMark15644483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6444832"/>.shuffle<text:alphabetical-index-mark-end text:id="IMark15644483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6444832"/>.sort<text:alphabetical-index-mark-end text:id="IMark15644483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6444832"/>.strmax<text:alphabetical-index-mark-end text:id="IMark15644483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6444832"/>&lt;&lt;<text:alphabetical-index-mark-end text:id="IMark15644483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6444832"/>@<text:alphabetical-index-mark-end text:id="IMark15644483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6317828"/>Class<text:alphabetical-index-mark-end text:id="IMark156317828"/></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6444832"/>.is_class?<text:alphabetical-index-mark-end text:id="IMark15644483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6444832"/>.new<text:alphabetical-index-mark-end text:id="IMark15644483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6444832"/>.parent_class<text:alphabetical-index-mark-end text:id="IMark15644483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6444832"/>.subclass:<text:alphabetical-index-mark-end text:id="IMark15644483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6444832"/>.to_s<text:alphabetical-index-mark-end text:id="IMark15644483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56317828"/>Commands<text:alphabetical-index-mark-end text:id="IMark156317828"/></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6444832"/>)methods<text:alphabetical-index-mark-end text:id="IMark15644483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6444832"/>)stubs<text:alphabetical-index-mark-end text:id="IMark156444832"/> []</text:h>
            <text:p text:style-name="Text_20_body">Routing: TOS</text:p>
            <text:p text:style-name="P3">List the stub methods defined for this class. Stubs are place holder methods that serve one of two purposes:</text:p>
            <text:list xml:id="list8753301983376586182" text:style-name="L19">
              <text:list-item>
                <text:p text:style-name="P78">They are abstract methods in a base class that exist so that a sub-class may replace the stub with an actual method. The stub ensures that the compiler uses the correct routing when using the method.</text:p>
              </text:list-item>
              <text:list-item>
                <text:p text:style-name="P7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6317828"/>Complex<text:alphabetical-index-mark-end text:id="IMark15631782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4">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6317588"/>.cbrt<text:alphabetical-index-mark-end text:id="IMark15631758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6317636"/>.e**<text:alphabetical-index-mark-end text:id="IMark15631763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6317588"/>.split<text:alphabetical-index-mark-end text:id="IMark1563175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6317636"/>.sqrt<text:alphabetical-index-mark-end text:id="IMark15631763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6318212"/>FalseClass<text:alphabetical-index-mark-end text:id="IMark15631821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6317636"/>&amp;&amp;<text:alphabetical-index-mark-end text:id="IMark156317636"/>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6317636"/>^^<text:alphabetical-index-mark-end text:id="IMark156317636"/>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6317636"/>||<text:alphabetical-index-mark-end text:id="IMark156317636"/>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6318212"/>Float<text:alphabetical-index-mark-end text:id="IMark15631821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6318788"/>Hash<text:alphabetical-index-mark-end text:id="IMark15631878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56318788"/><text:span text:style-name="T7">{</text:span><text:alphabetical-index-mark-end text:id="IMark156318788"/>” and the locally defined methods “<text:alphabetical-index-mark-start text:id="IMark156318932"/><text:span text:style-name="T7">-&gt;</text:span><text:alphabetical-index-mark-end text:id="IMark156318932"/>” and “<text:alphabetical-index-mark-start text:id="IMark156318740"/><text:span text:style-name="T7">}</text:span><text:alphabetical-index-mark-end text:id="IMark156318740"/>”.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5329244" text:continue-list="list4177280918483043058" text:style-name="L17">
        <text:list-item>
          <text:p text:style-name="P76">The first example creates an “empty” hash with zero data elements. </text:p>
        </text:list-item>
        <text:list-item>
          <text:p text:style-name="P76">Hash key and data do NOT need to be the same “type” of data. Mixing is allowed. </text:p>
        </text:list-item>
        <text:list-item>
          <text:p text:style-name="P7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56319028"/>.[]!<text:alphabetical-index-mark-end text:id="IMark156319028"/>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6319028"/>.[]@<text:alphabetical-index-mark-end text:id="IMark156319028"/>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6319028"/>.keys<text:alphabetical-index-mark-end text:id="IMark156319028"/>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6319028"/>.pp<text:alphabetical-index-mark-end text:id="IMark156319028"/>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6319028"/>.strmax2<text:alphabetical-index-mark-end text:id="IMark156319028"/>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6319028"/>.values<text:alphabetical-index-mark-end text:id="IMark156319028"/>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6318932"/>InStream<text:alphabetical-index-mark-end text:id="IMark1563189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6319028"/>.get_all<text:alphabetical-index-mark-end text:id="IMark156319028"/>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4">"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4">"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6319028"/>.open<text:alphabetical-index-mark-end text:id="IMark156319028"/>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4">"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4">"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6319028"/>.open{<text:alphabetical-index-mark-end text:id="IMark156319028"/>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5"><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6319028"/>.close<text:alphabetical-index-mark-end text:id="IMark156319028"/>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6319028"/>.getc<text:alphabetical-index-mark-end text:id="IMark156319028"/>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6319028"/>.gets<text:alphabetical-index-mark-end text:id="IMark156319028"/>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56319028"/>~getc<text:alphabetical-index-mark-end text:id="IMark156319028"/>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5"><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6319028"/>~gets<text:alphabetical-index-mark-end text:id="IMark156319028"/>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5"><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56318932"/>Integer<text:alphabetical-index-mark-end text:id="IMark1563189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6316196"/><text:alphabetical-index-mark-start text:id="IMark156316244"/>MaxNumeric<text:alphabetical-index-mark-end text:id="IMark156316244"/><text:alphabetical-index-mark-end text:id="IMark15631619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6316196"/><text:alphabetical-index-mark-start text:id="IMark156316244"/>MinNumeric<text:alphabetical-index-mark-end text:id="IMark156316244"/><text:alphabetical-index-mark-end text:id="IMark15631619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6316196"/><text:alphabetical-index-mark-start text:id="IMark156316244"/><text:alphabetical-index-mark-start text:id="IMark156316148"/>NilClass<text:alphabetical-index-mark-end text:id="IMark156316148"/><text:alphabetical-index-mark-end text:id="IMark156316244"/><text:alphabetical-index-mark-end text:id="IMark156316196"/></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6318740"/>&amp;&amp;<text:alphabetical-index-mark-end text:id="IMark15631874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6318740"/>^^<text:alphabetical-index-mark-end text:id="IMark15631874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6318740"/>||<text:alphabetical-index-mark-end text:id="IMark15631874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6316196"/>Numeric<text:alphabetical-index-mark-end text:id="IMark15631619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6316196"/>Object<text:alphabetical-index-mark-end text:id="IMark156316196"/></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6318740"/>&amp;&amp;<text:alphabetical-index-mark-end text:id="IMark1563187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6318740"/>)methods<text:alphabetical-index-mark-end text:id="IMark1563187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6318740"/>.<text:alphabetical-index-mark-end text:id="IMark15631874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6318740"/>.class<text:alphabetical-index-mark-end text:id="IMark156318740"/>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6318740"/>.clone<text:alphabetical-index-mark-end text:id="IMark1563187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6318740"/>.copy<text:alphabetical-index-mark-end text:id="IMark1563187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6318740"/>.init<text:alphabetical-index-mark-end text:id="IMark1563187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6318740"/>.is_class?<text:alphabetical-index-mark-end text:id="IMark15631874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6318740"/>.name<text:alphabetical-index-mark-end text:id="IMark1563187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6318740"/>.strlen<text:alphabetical-index-mark-end text:id="IMark1563187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6318740"/>.to_f<text:alphabetical-index-mark-end text:id="IMark1563187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6318740"/>.to_f!<text:alphabetical-index-mark-end text:id="IMark1563187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6318740"/>.to_i<text:alphabetical-index-mark-end text:id="IMark1563187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6318740"/>.to_i!<text:alphabetical-index-mark-end text:id="IMark15631874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56318740"/>.to_n<text:alphabetical-index-mark-end text:id="IMark1563187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6318740"/>.to_n!<text:alphabetical-index-mark-end text:id="IMark1563187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56318740"/>.to_r<text:alphabetical-index-mark-end text:id="IMark15631874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6318740"/>.to_r!<text:alphabetical-index-mark-end text:id="IMark15631874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6318740"/>.to_s<text:alphabetical-index-mark-end text:id="IMark15631874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56318740"/>.to_x<text:alphabetical-index-mark-end text:id="IMark15631874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6318740"/>.to_x!<text:alphabetical-index-mark-end text:id="IMark15631874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6318740"/>&lt;&gt;<text:alphabetical-index-mark-end text:id="IMark15631874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6318740"/>=<text:alphabetical-index-mark-end text:id="IMark15631874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6318740"/>^^<text:alphabetical-index-mark-end text:id="IMark15631874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6318740"/>distinct?<text:alphabetical-index-mark-end text:id="IMark15631874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6318740"/>identical?<text:alphabetical-index-mark-end text:id="IMark15631874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6318740"/>max<text:alphabetical-index-mark-end text:id="IMark15631874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6318740"/>min<text:alphabetical-index-mark-end text:id="IMark1563187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6318740"/>nil&lt;&gt;<text:alphabetical-index-mark-end text:id="IMark15631874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6318740"/>nil=<text:alphabetical-index-mark-end text:id="IMark1563187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6318740"/>not<text:alphabetical-index-mark-end text:id="IMark1563187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6318740"/>||<text:alphabetical-index-mark-end text:id="IMark15631874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6316196"/>OutStream<text:alphabetical-index-mark-end text:id="IMark15631619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6316196"/>Procedure<text:alphabetical-index-mark-end text:id="IMark15631619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6316196"/>Queue<text:alphabetical-index-mark-end text:id="IMark15631619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6316196"/>Rational<text:alphabetical-index-mark-end text:id="IMark15631619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4">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6319604"/>.split<text:alphabetical-index-mark-end text:id="IMark1563196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6316916"/>Stack<text:alphabetical-index-mark-end text:id="IMark1563169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6316916"/>String<text:alphabetical-index-mark-end text:id="IMark1563169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6316916"/>Thread<text:alphabetical-index-mark-end text:id="IMark1563169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6316916"/><text:alphabetical-index-mark-start text:id="IMark156315716"/><text:alphabetical-index-mark-start text:id="IMark156317972"/>TrueClass<text:alphabetical-index-mark-end text:id="IMark156317972"/><text:alphabetical-index-mark-end text:id="IMark156315716"/><text:alphabetical-index-mark-end text:id="IMark15631691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56316916"/>VirtualMachine<text:alphabetical-index-mark-end text:id="IMark15631691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6319604"/>.:<text:alphabetical-index-mark-end text:id="IMark156319604"/>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6319604"/>super<text:alphabetical-index-mark-end text:id="IMark156319604"/>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6319604"/>val:<text:alphabetical-index-mark-end text:id="IMark156319604"/>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6319604"/>var:<text:alphabetical-index-mark-end text:id="IMark156319604"/>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6319604"/>val@:<text:alphabetical-index-mark-end text:id="IMark15631960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6319604"/>var@:<text:alphabetical-index-mark-end text:id="IMark15631960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6319604"/>;<text:alphabetical-index-mark-end text:id="IMark156319604"/>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6319604"/>.::<text:alphabetical-index-mark-end text:id="IMark156319604"/>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6319604"/>inst:<text:alphabetical-index-mark-end text:id="IMark1563196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6319604"/>local:<text:alphabetical-index-mark-end text:id="IMark1563196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6319604"/>super<text:alphabetical-index-mark-end text:id="IMark1563196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6319604"/>;<text:alphabetical-index-mark-end text:id="IMark1563196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6316916"/>Commands<text:alphabetical-index-mark-end text:id="IMark1563169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6316916"/>)entries<text:alphabetical-index-mark-end text:id="IMark15631691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59">A</text:p>
          <text:p text:style-name="P58">again<text:tab/>24</text:p>
          <text:p text:style-name="P58">Archive<text:tab/>11</text:p>
          <text:p text:style-name="P58">Array<text:tab/>52</text:p>
          <text:p text:style-name="P59">B</text:p>
          <text:p text:style-name="P58">begin<text:tab/>23</text:p>
          <text:p text:style-name="P58">bounce<text:tab/>34, 36</text:p>
          <text:p text:style-name="P59">C</text:p>
          <text:p text:style-name="P58">catch<text:tab/>33, 36</text:p>
          <text:p text:style-name="P58">Class<text:tab/>63</text:p>
          <text:p text:style-name="P58">Classes<text:tab/>45</text:p>
          <text:p text:style-name="P58">Commands<text:tab/>64, 113</text:p>
          <text:p text:style-name="P58">Complex<text:tab/>66</text:p>
          <text:p text:style-name="P59">D</text:p>
          <text:p text:style-name="P58">Declarations<text:tab/>25</text:p>
          <text:p text:style-name="P58">Demo.rb<text:tab/>11</text:p>
          <text:p text:style-name="P58">distinct?<text:tab/>94</text:p>
          <text:p text:style-name="P58">do<text:tab/>22</text:p>
          <text:p text:style-name="P58">do_map_name<text:tab/>50</text:p>
          <text:p text:style-name="P58">drop<text:tab/>18</text:p>
          <text:p text:style-name="P58">Duck Typing<text:tab/>25</text:p>
          <text:p text:style-name="P58">dup<text:tab/>18</text:p>
          <text:p text:style-name="P59">E</text:p>
          <text:p text:style-name="P58">else<text:tab/>20</text:p>
          <text:p text:style-name="P59">F</text:p>
          <text:p text:style-name="P58">FalseClass<text:tab/>69</text:p>
          <text:p text:style-name="P58">finally<text:tab/>35p.</text:p>
          <text:p text:style-name="P58">Float<text:tab/>71</text:p>
          <text:p text:style-name="P59">H</text:p>
          <text:p text:style-name="P58">Hash<text:tab/>72</text:p>
          <text:p text:style-name="P59">I</text:p>
          <text:p text:style-name="P58">i<text:tab/>22</text:p>
          <text:p text:style-name="P58">identical?<text:tab/>94</text:p>
          <text:p text:style-name="P58">if<text:tab/>20</text:p>
          <text:p text:style-name="P58">Inheritance<text:tab/>46</text:p>
          <text:p text:style-name="P58">inst:<text:tab/>111</text:p>
          <text:p text:style-name="P58">InStream<text:tab/>75</text:p>
          <text:p text:style-name="P58">Integer<text:tab/>78</text:p>
          <text:p text:style-name="P59">J</text:p>
          <text:p text:style-name="P58">j<text:tab/>22</text:p>
          <text:p text:style-name="P59">L</text:p>
          <text:p text:style-name="P58">Late Binding<text:tab/>46</text:p>
          <text:p text:style-name="P58">local:<text:tab/>111</text:p>
          <text:p text:style-name="P58">loop<text:tab/>22</text:p>
          <text:p text:style-name="P59">M</text:p>
          <text:p text:style-name="P58">max<text:tab/>95</text:p>
          <text:p text:style-name="P58">MaxNumeric<text:tab/>80</text:p>
          <text:p text:style-name="P58">Method Mapping<text:tab/>47</text:p>
          <text:p text:style-name="P58">Methods<text:tab/>46</text:p>
          <text:p text:style-name="P58">min<text:tab/>95</text:p>
          <text:p text:style-name="P58">MinNumeric<text:tab/>81</text:p>
          <text:p text:style-name="P58">Mutation<text:tab/>27</text:p>
          <text:p text:style-name="P59">N</text:p>
          <text:p text:style-name="P58">nil&lt;&gt;<text:tab/>95</text:p>
          <text:p text:style-name="P58">nil=<text:tab/>96</text:p>
          <text:p text:style-name="P58">NilClass<text:tab/>82</text:p>
          <text:p text:style-name="P58">nip<text:tab/>18</text:p>
          <text:p text:style-name="P58">not<text:tab/>96</text:p>
          <text:p text:style-name="P58">Numeric<text:tab/>84</text:p>
          <text:p text:style-name="P59">O</text:p>
          <text:p text:style-name="P58">Object<text:tab/>87</text:p>
          <text:p text:style-name="P58">OutStream<text:tab/>97</text:p>
          <text:p text:style-name="P58">over<text:tab/>18</text:p>
          <text:p text:style-name="P59">P</text:p>
          <text:p text:style-name="P58">pick<text:tab/>18</text:p>
          <text:p text:style-name="P58">Polymorphism<text:tab/>46</text:p>
          <text:p text:style-name="P58">Procedure<text:tab/>99</text:p>
          <text:p text:style-name="P59">Q</text:p>
          <text:p text:style-name="P58">Queue<text:tab/>100</text:p>
          <text:p text:style-name="P59">R</text:p>
          <text:p text:style-name="P58">Rake<text:tab/>11</text:p>
          <text:p text:style-name="P58">Rational<text:tab/>101</text:p>
          <text:p text:style-name="P58">Referencing<text:tab/>26</text:p>
          <text:p text:style-name="P58">repeat<text:tab/>24</text:p>
          <text:p text:style-name="P58">Routing<text:tab/>49</text:p>
          <text:p text:style-name="P59">S</text:p>
          <text:p text:style-name="P58">Scoping<text:tab/>25</text:p>
          <text:p text:style-name="P58">Stack<text:tab/>103</text:p>
          <text:p text:style-name="P58">String<text:tab/>104</text:p>
          <text:p text:style-name="P58">super<text:tab/>109, 111</text:p>
          <text:p text:style-name="P58">swap<text:tab/>19</text:p>
          <text:p text:style-name="P58">switch<text:tab/>20</text:p>
          <text:p text:style-name="P58">SymbolMap<text:tab/>47</text:p>
          <text:p text:style-name="P59">T</text:p>
          <text:p text:style-name="P58">Testing<text:tab/>11</text:p>
          <text:p text:style-name="P58">Thanks<text:tab/>9</text:p>
          <text:p text:style-name="P58">then<text:tab/>20</text:p>
          <text:p text:style-name="P58">Thread<text:tab/>106</text:p>
          <text:p text:style-name="P58">throw"<text:tab/>37</text:p>
          <text:p text:style-name="P58">TrueClass<text:tab/>107</text:p>
          <text:p text:style-name="P58">try<text:tab/>33, 36</text:p>
          <text:p text:style-name="P58">tuck<text:tab/>19</text:p>
          <text:p text:style-name="P58">Typing<text:tab/>25</text:p>
          <text:p text:style-name="P59">U</text:p>
          <text:p text:style-name="P58">until<text:tab/>24</text:p>
          <text:p text:style-name="P59">V</text:p>
          <text:p text:style-name="P58">val:<text:tab/>25, 109</text:p>
          <text:p text:style-name="P58">val@:<text:tab/>26, 110</text:p>
          <text:p text:style-name="P58">val#:<text:tab/>26</text:p>
          <text:p text:style-name="P58">val$:<text:tab/>26</text:p>
          <text:p text:style-name="P58">var:<text:tab/>25, 110</text:p>
          <text:p text:style-name="P58">var@:<text:tab/>26, 110</text:p>
          <text:p text:style-name="P58">var#:<text:tab/>26</text:p>
          <text:p text:style-name="P58">var$:<text:tab/>26</text:p>
          <text:p text:style-name="P58">VirtualMachine<text:tab/>108</text:p>
          <text:p text:style-name="P59">X</text:p>
          <text:p text:style-name="P58">x<text:tab/>53</text:p>
          <text:p text:style-name="P59">^</text:p>
          <text:p text:style-name="P58">^^<text:tab/>69, 82, 94</text:p>
          <text:p text:style-name="P59">-</text:p>
          <text:p text:style-name="P58">-&gt;<text:tab/>72</text:p>
          <text:p text:style-name="P58">-i<text:tab/>22</text:p>
          <text:p text:style-name="P58">-j<text:tab/>22</text:p>
          <text:p text:style-name="P59">;</text:p>
          <text:p text:style-name="P58">;<text:tab/>110p.</text:p>
          <text:p text:style-name="P59">:</text:p>
          <text:p text:style-name="P58">:<text:tab/>49</text:p>
          <text:p text:style-name="P59">!</text:p>
          <text:p text:style-name="P58">!<text:tab/>55</text:p>
          <text:p text:style-name="P59">?</text:p>
          <text:p text:style-name="P58">?"<text:tab/>34, 36</text:p>
          <text:p text:style-name="P59">.</text:p>
          <text:p text:style-name="P58">.<text:tab/>87</text:p>
          <text:p text:style-name="P58">.-left<text:tab/>56</text:p>
          <text:p text:style-name="P58">.-mid<text:tab/>57</text:p>
          <text:p text:style-name="P58">.-midlr<text:tab/>57</text:p>
          <text:p text:style-name="P58">.-right<text:tab/>57</text:p>
          <text:p text:style-name="P58">.:<text:tab/>49, 109</text:p>
          <text:p text:style-name="P58">.::<text:tab/>49, 110</text:p>
          <text:p text:style-name="P58">.[]!<text:tab/>57, 73</text:p>
          <text:p text:style-name="P58">.[]@<text:tab/>58, 73</text:p>
          <text:p text:style-name="P58">.+left<text:tab/>55</text:p>
          <text:p text:style-name="P58">.+mid<text:tab/>56</text:p>
          <text:p text:style-name="P58">.+midlr<text:tab/>56</text:p>
          <text:p text:style-name="P58">.+right<text:tab/>56</text:p>
          <text:p text:style-name="P58">.cbrt<text:tab/>67</text:p>
          <text:p text:style-name="P58">.class<text:tab/>88</text:p>
          <text:p text:style-name="P58">.clone<text:tab/>88</text:p>
          <text:p text:style-name="P58">.close<text:tab/>76</text:p>
          <text:p text:style-name="P58">.copy<text:tab/>88</text:p>
          <text:p text:style-name="P58">.e**<text:tab/>67</text:p>
          <text:p text:style-name="P58">.get_all<text:tab/>75</text:p>
          <text:p text:style-name="P58">.getc<text:tab/>76</text:p>
          <text:p text:style-name="P58">.gets<text:tab/>76</text:p>
          <text:p text:style-name="P58">.init<text:tab/>26, 89</text:p>
          <text:p text:style-name="P58">.is_class?<text:tab/>63, 89</text:p>
          <text:p text:style-name="P58">.keys<text:tab/>73</text:p>
          <text:p text:style-name="P58">.left<text:tab/>58</text:p>
          <text:p text:style-name="P58">.length<text:tab/>58</text:p>
          <text:p text:style-name="P58">.max<text:tab/>59</text:p>
          <text:p text:style-name="P58">.mid<text:tab/>59</text:p>
          <text:p text:style-name="P58">.midlr<text:tab/>59</text:p>
          <text:p text:style-name="P58">.min<text:tab/>60</text:p>
          <text:p text:style-name="P58">.name<text:tab/>89</text:p>
          <text:p text:style-name="P58">.new<text:tab/>53, 63</text:p>
          <text:p text:style-name="P58">.new_size<text:tab/>54</text:p>
          <text:p text:style-name="P58">.new_value<text:tab/>54</text:p>
          <text:p text:style-name="P58">.new_values<text:tab/>54</text:p>
          <text:p text:style-name="P58">.new{<text:tab/>53</text:p>
          <text:p text:style-name="P58"><text:soft-page-break/>.open<text:tab/>75</text:p>
          <text:p text:style-name="P58">.open{<text:tab/>76</text:p>
          <text:p text:style-name="P58">.parent_class<text:tab/>64</text:p>
          <text:p text:style-name="P58">.pp<text:tab/>60, 73</text:p>
          <text:p text:style-name="P58">.reverse<text:tab/>60</text:p>
          <text:p text:style-name="P58">.right<text:tab/>60</text:p>
          <text:p text:style-name="P58">.shuffle<text:tab/>61</text:p>
          <text:p text:style-name="P58">.sort<text:tab/>61</text:p>
          <text:p text:style-name="P58">.split<text:tab/>67, 101</text:p>
          <text:p text:style-name="P58">.sqrt<text:tab/>67</text:p>
          <text:p text:style-name="P58">.strlen<text:tab/>89</text:p>
          <text:p text:style-name="P58">.strmax<text:tab/>61</text:p>
          <text:p text:style-name="P58">.strmax2<text:tab/>74</text:p>
          <text:p text:style-name="P58">.subclass:<text:tab/>64</text:p>
          <text:p text:style-name="P58">.throw<text:tab/>37</text:p>
          <text:p text:style-name="P58">.to_f<text:tab/>90</text:p>
          <text:p text:style-name="P58">.to_f!<text:tab/>90</text:p>
          <text:p text:style-name="P58">.to_i<text:tab/>90</text:p>
          <text:p text:style-name="P58">.to_i!<text:tab/>90</text:p>
          <text:p text:style-name="P58">.to_n<text:tab/>91</text:p>
          <text:p text:style-name="P58">.to_n!<text:tab/>91</text:p>
          <text:p text:style-name="P58">.to_r<text:tab/>92</text:p>
          <text:p text:style-name="P58">.to_r!<text:tab/>92</text:p>
          <text:p text:style-name="P58">.to_s<text:tab/>64, 92</text:p>
          <text:p text:style-name="P58">.to_x<text:tab/>93</text:p>
          <text:p text:style-name="P58">.to_x!<text:tab/>93</text:p>
          <text:p text:style-name="P58">.values<text:tab/>74</text:p>
          <text:p text:style-name="P59">)</text:p>
          <text:p text:style-name="P58">)entries<text:tab/>115</text:p>
          <text:p text:style-name="P58">)methods<text:tab/>65, 87</text:p>
          <text:p text:style-name="P58">)stubs<text:tab/>65</text:p>
          <text:p text:style-name="P59">{</text:p>
          <text:p text:style-name="P58">{<text:tab/>72</text:p>
          <text:p text:style-name="P59">}</text:p>
          <text:p text:style-name="P58">}<text:tab/>53, 72</text:p>
          <text:p text:style-name="P59">@</text:p>
          <text:p text:style-name="P58">@<text:tab/>62</text:p>
          <text:p text:style-name="P59">&amp;</text:p>
          <text:p text:style-name="P58">&amp;&amp;<text:tab/>69, 82, 87</text:p>
          <text:p text:style-name="P59">+</text:p>
          <text:p text:style-name="P58">+<text:tab/>55</text:p>
          <text:p text:style-name="P58">+loop<text:tab/>22</text:p>
          <text:p text:style-name="P59">&lt;</text:p>
          <text:p text:style-name="P58">&lt;&lt;<text:tab/>62</text:p>
          <text:p text:style-name="P58">&lt;&gt;<text:tab/>93</text:p>
          <text:p text:style-name="P59">=</text:p>
          <text:p text:style-name="P58">=<text:tab/>94</text:p>
          <text:p text:style-name="P59">|</text:p>
          <text:p text:style-name="P58">||<text:tab/>70, 82, 96</text:p>
          <text:p text:style-name="P59">~</text:p>
          <text:p text:style-name="P58">~getc<text:tab/>77</text:p>
          <text:p text:style-name="P58">~gets<text:tab/>7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0</text:page-number> of <text:page-count>12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22H12M3S</meta:editing-duration>
    <meta:editing-cycles>1763</meta:editing-cycles>
    <meta:generator>OpenOffice/4.1.1$Win32 OpenOffice.org_project/411m6$Build-9775</meta:generator>
    <dc:date>2015-04-19T15:15:33.04</dc:date>
    <dc:creator>Peter Camilleri</dc:creator>
    <meta:printed-by>Peter Camilleri</meta:printed-by>
    <meta:print-date>2015-02-10T10:49:15.76</meta:print-date>
    <meta:document-statistic meta:table-count="116" meta:image-count="0" meta:object-count="0" meta:page-count="120" meta:paragraph-count="3818" meta:word-count="21728" meta:character-count="125015"/>
    <meta:template xlink:type="simple" xlink:actuate="onRequest" xlink:title="MyDefault" xlink:href="../../../../OpenOffice.org/3/user/template/MyDefault.ott" meta:date="2014-06-26T22:09:00.24"/>
  </office:meta>
</office:document-meta>
</file>